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9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ext-properties fo:color="#ff0000" style:text-position="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99"/>
    <style:style style:name="ce5" style:family="table-cell" style:parent-style-name="Default">
      <style:text-properties fo:color="#ff0000" fo:font-style="italic" style:font-style-asian="italic" style:font-style-complex="italic"/>
    </style:style>
    <style:style style:name="ce6" style:family="table-cell" style:parent-style-name="Default">
      <style:text-properties fo:color="#ff0000"/>
    </style:style>
  </office:automatic-styles>
  <office:body>
    <office:spreadsheet>
      <table:table table:name="Semplice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2" office:value-type="string" calcext:value-type="string">
            <text:p>Esempio Progetto PR2 201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tricola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Nom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re1</text:p>
          </table:table-cell>
          <table:table-cell office:value-type="float" office:value="98765" calcext:value-type="float">
            <text:p>98765</text:p>
          </table:table-cell>
          <table:table-cell office:value-type="string" calcext:value-type="string">
            <text:p>Atzori</text:p>
          </table:table-cell>
          <table:table-cell office:value-type="string" calcext:value-type="string">
            <text:p>Maurizi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utore2</text:p>
          </table:table-cell>
          <table:table-cell table:number-columns-repeated="4"/>
          <table:table-cell office:value-type="string" calcext:value-type="string">
            <text:p>CTRL+Shift+F9 ricalcola formu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utore3</text:p>
          </table:table-cell>
          <table:table-cell table:number-columns-repeated="4"/>
          <table:table-cell office:value-type="string" calcext:value-type="string">
            <text:p>CTRL+Shift+Invio inserisce formula arr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mplice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lessa</text:p>
          </table:table-cell>
          <table:table-cell office:value-type="string" calcext:value-type="string">
            <text:p>MATRPLUS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ustom</text:p>
          </table:table-cell>
          <table:table-cell table:style-name="ce5" office:value-type="string" calcext:value-type="string">
            <text:p>Mancante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Classpath</text:p>
          </table:table-cell>
          <table:table-cell table:formula="of:=INFO.OBBA.OBBA.OBADDCLASSES(&quot;java&quot;;1)" office:value-type="string" office:string-value="/home/gr/projects/progetto2015/java" calcext:value-type="string">
            <text:p>/home/gr/projects/progetto2015/jav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unzione S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originale</text:p>
          </table:table-cell>
          <table:table-cell office:value-type="string" calcext:value-type="string">
            <text:p>oggetto</text:p>
          </table:table-cell>
          <table:table-cell office:value-type="string" calcext:value-type="string">
            <text:p>chiamata</text:p>
          </table:table-cell>
          <table:table-cell office:value-type="string" calcext:value-type="string">
            <text:p>risultato</text:p>
          </table:table-cell>
          <table:table-cell/>
        </table:table-row>
        <table:table-row table:style-name="ro3">
          <table:table-cell/>
          <table:table-cell table:style-name="ce3" table:formula="of:=1=1" office:value-type="boolean" office:boolean-value="true" calcext:value-type="boolean">
            <text:p>V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18];[.C18];[.D18])" office:value-type="float" office:value="1" calcext:value-type="float">
            <text:p>1</text:p>
          </table:table-cell>
          <table:table-cell table:formula="of:=INFO.OBBA.OBBA.OBMAKE(&quot;oggetto&quot;;&quot;it.unica.pr2.progetto2015.g98765.Semplice&quot;)" office:value-type="string" office:string-value="oggetto &#10;[5228]" calcext:value-type="string">
            <text:p>oggetto </text:p>
            <text:p>[5228]</text:p>
          </table:table-cell>
          <table:table-cell table:style-name="ce3" table:formula="of:=INFO.OBBA.OBBA.OBCALL(&quot;result&quot;;[.F18];&quot;execute&quot;;INFO.OBBA.OBBA.OBMAKE(&quot;a&quot;;&quot;Boolean&quot;;[.B18]);INFO.OBBA.OBBA.OBMAKE(&quot;b&quot;;&quot;Integer&quot;;[.C18]);INFO.OBBA.OBBA.OBMAKE(&quot;c&quot;;&quot;Integer&quot;;[.D18]))" office:value-type="string" office:string-value="result &#10;[5232]" calcext:value-type="string">
            <text:p>result </text:p>
            <text:p>[5232]</text:p>
          </table:table-cell>
          <table:table-cell table:formula="of:=INFO.OBBA.OBBA.OBGET([.G18])" office:value-type="float" office:value="1" calcext:value-type="float">
            <text:p>1</text:p>
          </table:table-cell>
          <table:table-cell table:style-name="ce3" table:formula="of:=[.E18]=[.H18]" office:value-type="boolean" office:boolean-value="true" calcext:value-type="boolean">
            <text:p>VERO</text:p>
          </table:table-cell>
        </table:table-row>
        <table:table-row table:style-name="ro3">
          <table:table-cell/>
          <table:table-cell table:style-name="ce3" table:formula="of:=1=0" office:value-type="boolean" office:boolean-value="false" calcext:value-type="boolean">
            <text:p>FAL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19];[.C19];[.D19])" office:value-type="float" office:value="2" calcext:value-type="float">
            <text:p>2</text:p>
          </table:table-cell>
          <table:table-cell table:formula="of:=INFO.OBBA.OBBA.OBMAKE(&quot;oggetto&quot;;&quot;it.unica.pr2.progetto2015.g98765.Semplice&quot;)" office:value-type="string" office:string-value="oggetto &#10;[5233]" calcext:value-type="string">
            <text:p>oggetto </text:p>
            <text:p>[5233]</text:p>
          </table:table-cell>
          <table:table-cell table:style-name="ce3" table:formula="of:=INFO.OBBA.OBBA.OBCALL(&quot;result&quot;;[.F19];&quot;execute&quot;;INFO.OBBA.OBBA.OBMAKE(&quot;a&quot;;&quot;Boolean&quot;;[.B19]);INFO.OBBA.OBBA.OBMAKE(&quot;b&quot;;&quot;Integer&quot;;[.C19]);INFO.OBBA.OBBA.OBMAKE(&quot;c&quot;;&quot;Integer&quot;;[.D19]))" office:value-type="string" office:string-value="result &#10;[5237]" calcext:value-type="string">
            <text:p>result </text:p>
            <text:p>[5237]</text:p>
          </table:table-cell>
          <table:table-cell table:formula="of:=INFO.OBBA.OBBA.OBGET([.G19])" office:value-type="float" office:value="2" calcext:value-type="float">
            <text:p>2</text:p>
          </table:table-cell>
          <table:table-cell table:style-name="ce3" table:formula="of:=[.E19]=[.H19]" office:value-type="boolean" office:boolean-value="true" calcext:value-type="boolean">
            <text:p>VERO</text:p>
          </table:table-cell>
        </table:table-row>
        <table:table-row table:style-name="ro3">
          <table:table-cell/>
          <table:table-cell table:style-name="ce3" table:formula="of:=1=1" office:value-type="boolean" office:boolean-value="true" calcext:value-type="boolean">
            <text:p>V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20];[.C20];[.D20])" office:value-type="float" office:value="1" calcext:value-type="float">
            <text:p>1</text:p>
          </table:table-cell>
          <table:table-cell table:formula="of:=INFO.OBBA.OBBA.OBMAKE(&quot;oggetto&quot;;&quot;it.unica.pr2.progetto2015.g98765.Semplice&quot;)" office:value-type="string" office:string-value="oggetto &#10;[5238]" calcext:value-type="string">
            <text:p>oggetto </text:p>
            <text:p>[5238]</text:p>
          </table:table-cell>
          <table:table-cell table:style-name="ce3" table:formula="of:=INFO.OBBA.OBBA.OBCALL(&quot;result&quot;;[.F20];&quot;execute&quot;;INFO.OBBA.OBBA.OBMAKE(&quot;a&quot;;&quot;Boolean&quot;;[.B20]);INFO.OBBA.OBBA.OBMAKE(&quot;b&quot;;&quot;Integer&quot;;[.C20]);INFO.OBBA.OBBA.OBMAKE(&quot;c&quot;;&quot;Integer&quot;;[.D20]))" office:value-type="string" office:string-value="result &#10;[5242]" calcext:value-type="string">
            <text:p>result </text:p>
            <text:p>[5242]</text:p>
          </table:table-cell>
          <table:table-cell table:formula="of:=INFO.OBBA.OBBA.OBGET([.G20])" office:value-type="float" office:value="1" calcext:value-type="float">
            <text:p>1</text:p>
          </table:table-cell>
          <table:table-cell table:style-name="ce3" table:formula="of:=[.E20]=[.H20]" office:value-type="boolean" office:boolean-value="true" calcext:value-type="boolean">
            <text:p>VERO</text:p>
          </table:table-cell>
        </table:table-row>
        <table:table-row table:style-name="ro3">
          <table:table-cell/>
          <table:table-cell table:style-name="ce3" table:formula="of:=1=0" office:value-type="boolean" office:boolean-value="false" calcext:value-type="boolean">
            <text:p>FAL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21];[.C21];[.D21])" office:value-type="float" office:value="2" calcext:value-type="float">
            <text:p>2</text:p>
          </table:table-cell>
          <table:table-cell table:formula="of:=INFO.OBBA.OBBA.OBMAKE(&quot;oggetto&quot;;&quot;it.unica.pr2.progetto2015.g98765.Semplice&quot;)" office:value-type="string" office:string-value="oggetto &#10;[5243]" calcext:value-type="string">
            <text:p>oggetto </text:p>
            <text:p>[5243]</text:p>
          </table:table-cell>
          <table:table-cell table:style-name="ce3" table:formula="of:=INFO.OBBA.OBBA.OBCALL(&quot;result&quot;;[.F21];&quot;execute&quot;;INFO.OBBA.OBBA.OBMAKE(&quot;a&quot;;&quot;Boolean&quot;;[.B21]);INFO.OBBA.OBBA.OBMAKE(&quot;b&quot;;&quot;Integer&quot;;[.C21]);INFO.OBBA.OBBA.OBMAKE(&quot;c&quot;;&quot;Integer&quot;;[.D21]))" office:value-type="string" office:string-value="result &#10;[5247]" calcext:value-type="string">
            <text:p>result </text:p>
            <text:p>[5247]</text:p>
          </table:table-cell>
          <table:table-cell table:formula="of:=INFO.OBBA.OBBA.OBGET([.G21])" office:value-type="float" office:value="2" calcext:value-type="float">
            <text:p>2</text:p>
          </table:table-cell>
          <table:table-cell table:style-name="ce3" table:formula="of:=[.E21]=[.H21]" office:value-type="boolean" office:boolean-value="true" calcext:value-type="boolean">
            <text:p>VERO</text:p>
          </table:table-cell>
        </table:table-row>
        <table:table-row table:style-name="ro3">
          <table:table-cell/>
          <table:table-cell table:style-name="ce3" table:formula="of:=1=1" office:value-type="boolean" office:boolean-value="true" calcext:value-type="boolean">
            <text:p>VER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22];[.C22];[.D22])" office:value-type="float" office:value="1" calcext:value-type="float">
            <text:p>1</text:p>
          </table:table-cell>
          <table:table-cell table:formula="of:=INFO.OBBA.OBBA.OBMAKE(&quot;oggetto&quot;;&quot;it.unica.pr2.progetto2015.g98765.Semplice&quot;)" office:value-type="string" office:string-value="oggetto &#10;[5248]" calcext:value-type="string">
            <text:p>oggetto </text:p>
            <text:p>[5248]</text:p>
          </table:table-cell>
          <table:table-cell table:style-name="ce3" table:formula="of:=INFO.OBBA.OBBA.OBCALL(&quot;result&quot;;[.F22];&quot;execute&quot;;INFO.OBBA.OBBA.OBMAKE(&quot;a&quot;;&quot;Boolean&quot;;[.B22]);INFO.OBBA.OBBA.OBMAKE(&quot;b&quot;;&quot;String&quot;;[.C22]);INFO.OBBA.OBBA.OBMAKE(&quot;c&quot;;&quot;String&quot;;[.D22]))" office:value-type="string" office:string-value="result &#10;[5252]" calcext:value-type="string">
            <text:p>result </text:p>
            <text:p>[5252]</text:p>
          </table:table-cell>
          <table:table-cell table:formula="of:=INFO.OBBA.OBBA.OBGET([.G22])" office:value-type="string" office:string-value="1.0" calcext:value-type="string">
            <text:p>1.0</text:p>
          </table:table-cell>
          <table:table-cell table:style-name="ce3" table:formula="of:=[.E22]=[.H22]" office:value-type="boolean" office:boolean-value="false" calcext:value-type="boolean">
            <text:p>FALSO</text:p>
          </table:table-cell>
        </table:table-row>
        <table:table-row table:style-name="ro3">
          <table:table-cell/>
          <table:table-cell table:style-name="ce3" table:formula="of:=1=0" office:value-type="boolean" office:boolean-value="false" calcext:value-type="boolean">
            <text:p>FALS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23];[.C23];[.D23])" office:value-type="float" office:value="2" calcext:value-type="float">
            <text:p>2</text:p>
          </table:table-cell>
          <table:table-cell table:formula="of:=INFO.OBBA.OBBA.OBMAKE(&quot;oggetto&quot;;&quot;it.unica.pr2.progetto2015.g98765.Semplice&quot;)" office:value-type="string" office:string-value="oggetto &#10;[5253]" calcext:value-type="string">
            <text:p>oggetto </text:p>
            <text:p>[5253]</text:p>
          </table:table-cell>
          <table:table-cell table:style-name="ce3" table:formula="of:=INFO.OBBA.OBBA.OBCALL(&quot;result&quot;;[.F23];&quot;execute&quot;;INFO.OBBA.OBBA.OBMAKE(&quot;a&quot;;&quot;Boolean&quot;;[.B23]);INFO.OBBA.OBBA.OBMAKE(&quot;b&quot;;&quot;String&quot;;[.C23]);INFO.OBBA.OBBA.OBMAKE(&quot;c&quot;;&quot;String&quot;;[.D23]))" office:value-type="string" office:string-value="result &#10;[5257]" calcext:value-type="string">
            <text:p>result </text:p>
            <text:p>[5257]</text:p>
          </table:table-cell>
          <table:table-cell table:formula="of:=INFO.OBBA.OBBA.OBGET([.G23])" office:value-type="string" office:string-value="2.0" calcext:value-type="string">
            <text:p>2.0</text:p>
          </table:table-cell>
          <table:table-cell table:style-name="ce3" table:formula="of:=[.E23]=[.H23]" office:value-type="boolean" office:boolean-value="false" calcext:value-type="boolean">
            <text:p>FALSO</text:p>
          </table:table-cell>
        </table:table-row>
        <table:table-row table:style-name="ro3">
          <table:table-cell/>
          <table:table-cell table:style-name="ce3" table:formula="of:=1=1" office:value-type="boolean" office:boolean-value="true" calcext:value-type="boolean">
            <text:p>VERO</text:p>
          </table:table-cell>
          <table:table-cell office:value-type="string" calcext:value-type="string">
            <text:p>primo</text:p>
          </table:table-cell>
          <table:table-cell office:value-type="string" calcext:value-type="string">
            <text:p>secondo</text:p>
          </table:table-cell>
          <table:table-cell table:formula="of:=IF([.B24];[.C24];[.D24])" office:value-type="string" office:string-value="primo" calcext:value-type="string">
            <text:p>primo</text:p>
          </table:table-cell>
          <table:table-cell table:formula="of:=INFO.OBBA.OBBA.OBMAKE(&quot;oggetto&quot;;&quot;it.unica.pr2.progetto2015.g98765.Semplice&quot;)" office:value-type="string" office:string-value="oggetto &#10;[5258]" calcext:value-type="string">
            <text:p>oggetto </text:p>
            <text:p>[5258]</text:p>
          </table:table-cell>
          <table:table-cell table:style-name="ce3" table:formula="of:=INFO.OBBA.OBBA.OBCALL(&quot;result&quot;;[.F24];&quot;execute&quot;;INFO.OBBA.OBBA.OBMAKE(&quot;a&quot;;&quot;Boolean&quot;;[.B24]);INFO.OBBA.OBBA.OBMAKE(&quot;b&quot;;&quot;String&quot;;[.C24]);INFO.OBBA.OBBA.OBMAKE(&quot;c&quot;;&quot;String&quot;;[.D24]))" office:value-type="string" office:string-value="result &#10;[5262]" calcext:value-type="string">
            <text:p>result </text:p>
            <text:p>[5262]</text:p>
          </table:table-cell>
          <table:table-cell table:formula="of:=INFO.OBBA.OBBA.OBGET([.G24])" office:value-type="string" office:string-value="primo" calcext:value-type="string">
            <text:p>primo</text:p>
          </table:table-cell>
          <table:table-cell table:style-name="ce3" table:formula="of:=[.E24]=[.H24]" office:value-type="boolean" office:boolean-value="true" calcext:value-type="boolean">
            <text:p>VERO</text:p>
          </table:table-cell>
        </table:table-row>
        <table:table-row table:style-name="ro3">
          <table:table-cell/>
          <table:table-cell table:style-name="ce3" table:formula="of:=1=0" office:value-type="boolean" office:boolean-value="false" calcext:value-type="boolean">
            <text:p>FALSO</text:p>
          </table:table-cell>
          <table:table-cell office:value-type="string" calcext:value-type="string">
            <text:p>primo</text:p>
          </table:table-cell>
          <table:table-cell office:value-type="string" calcext:value-type="string">
            <text:p>secondo</text:p>
          </table:table-cell>
          <table:table-cell table:formula="of:=IF([.B25];[.C25];[.D25])" office:value-type="string" office:string-value="secondo" calcext:value-type="string">
            <text:p>secondo</text:p>
          </table:table-cell>
          <table:table-cell table:formula="of:=INFO.OBBA.OBBA.OBMAKE(&quot;oggetto&quot;;&quot;it.unica.pr2.progetto2015.g98765.Semplice&quot;)" office:value-type="string" office:string-value="oggetto &#10;[5263]" calcext:value-type="string">
            <text:p>oggetto </text:p>
            <text:p>[5263]</text:p>
          </table:table-cell>
          <table:table-cell table:style-name="ce3" table:formula="of:=INFO.OBBA.OBBA.OBCALL(&quot;result&quot;;[.F25];&quot;execute&quot;;INFO.OBBA.OBBA.OBMAKE(&quot;a&quot;;&quot;Boolean&quot;;[.B25]);INFO.OBBA.OBBA.OBMAKE(&quot;b&quot;;&quot;String&quot;;[.C25]);INFO.OBBA.OBBA.OBMAKE(&quot;c&quot;;&quot;String&quot;;[.D25]))" office:value-type="string" office:string-value="result &#10;[5267]" calcext:value-type="string">
            <text:p>result </text:p>
            <text:p>[5267]</text:p>
          </table:table-cell>
          <table:table-cell table:formula="of:=INFO.OBBA.OBBA.OBGET([.G25])" office:value-type="string" office:string-value="secondo" calcext:value-type="string">
            <text:p>secondo</text:p>
          </table:table-cell>
          <table:table-cell table:style-name="ce3" table:formula="of:=[.E25]=[.H25]" office:value-type="boolean" office:boolean-value="true" calcext:value-type="boolean">
            <text:p>VERO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7"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ce3"/>
          <table:table-cell table:number-columns-repeated="4"/>
          <table:table-cell table:style-name="ce3"/>
          <table:table-cell/>
          <table:table-cell table:style-name="ce3"/>
        </table:table-row>
      </table:table>
      <table:table table:name="Complessa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unzione MATRPLUS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3">
          <table:table-cell/>
          <table:table-cell office:value-type="string" calcext:value-type="string">
            <text:p>Oggetto</text:p>
          </table:table-cell>
          <table:table-cell table:formula="of:=INFO.OBBA.OBBA.OBMAKE(&quot;oggettoCompless&quot;;&quot;it.unica.pr2.progetto2015.g98765.Complessa&quot;)" office:value-type="string" office:string-value="oggettoCompless &#10;[5268]" calcext:value-type="string">
            <text:p>oggettoCompless </text:p>
            <text:p>[5268]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isultato</text:p>
          </table:table-cell>
          <table:table-cell table:formula="of:=INFO.OBBA.OBBA.OBCALL(&quot;resultComplessa&quot;;[.C15];&quot;execute&quot;;INFO.OBBA.OBBA.OBMAKE(&quot;fad&quot;;&quot;Integer[][]&quot;;[.B6:.D8]))" office:value-type="string" office:string-value="resultComplessa &#10;[5270]" calcext:value-type="string">
            <text:p>resultComplessa </text:p>
            <text:p>[5270]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atrice</text:p>
          </table:table-cell>
          <table:table-cell table:number-matrix-columns-spanned="3" table:number-matrix-rows-spanned="3" table:formula="of:=INFO.OBBA.OBBA.OBGET([.C1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Custom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Funzione Custom</text:p>
          </table:table-cell>
        </table:table-row>
        <table:table-row table:style-name="ro1">
          <table:table-cell/>
          <table:table-cell table:style-name="ce4" office:value-type="string" calcext:value-type="string">
            <text:p>Da realizz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2:32:45.18981861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0:48:03.008474217</meta:creation-date>
    <dc:date>2015-05-28T12:33:33.977075346</dc:date>
    <meta:editing-duration>PT54M2S</meta:editing-duration>
    <meta:editing-cycles>21</meta:editing-cycles>
    <meta:generator>LibreOffice/4.4.3.2$Linux_X86_64 LibreOffice_project/88805f81e9fe61362df02b9941de8e38a9b5fd16</meta:generator>
    <meta:document-statistic meta:table-count="3" meta:cell-count="118" meta:object-count="0"/>
  </office:meta>
</office:document-meta>
</file>